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80561641050522391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808468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98031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90734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65393701876095259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668492467451161216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85393032379987857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66615199402570515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05201759984350519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423272150662928483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119198235620732609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2T14:59:23.59</dc:date>
    <dc:creator>James  Lombardi</dc:creator>
    <meta:editing-duration>P7DT18H31M55S</meta:editing-duration>
    <meta:editing-cycles>701</meta:editing-cycles>
    <meta:generator>OpenOffice/4.1.2$Win32 OpenOffice.org_project/412m3$Build-9782</meta:generator>
    <meta:document-statistic meta:table-count="0" meta:image-count="0" meta:object-count="0" meta:page-count="22" meta:paragraph-count="577" meta:word-count="7547" meta:character-count="37628"/>
  </office:meta>
</office:document-meta>
</file>